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Research_20_paper_20_contents" style:list-style-name="L1">
      <style:text-properties officeooo:paragraph-rsid="000efc29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0e274e"/>
    </style:style>
    <style:style style:name="P4" style:family="paragraph" style:parent-style-name="Standard" style:list-style-name="L1">
      <style:text-properties officeooo:rsid="000e274e" officeooo:paragraph-rsid="000e274e"/>
    </style:style>
    <style:style style:name="P5" style:family="paragraph" style:parent-style-name="Standard" style:list-style-name="L1">
      <style:text-properties officeooo:rsid="000efc29" officeooo:paragraph-rsid="000efc29"/>
    </style:style>
    <style:style style:name="T1" style:family="text">
      <style:text-properties officeooo:rsid="000e274e"/>
    </style:style>
    <style:style style:name="T2" style:family="text">
      <style:text-properties officeooo:rsid="001d6bc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list xml:id="list1381180666" text:style-name="L1">
        <text:list-item>
          <text:p text:style-name="P2">The Heavens.</text:p>
          <text:list>
            <text:list-item>
              <text:p text:style-name="P2">Ra.</text:p>
            </text:list-item>
            <text:list-item>
              <text:p text:style-name="P2">Angels: </text:p>
              <text:list>
                <text:list-item>
                  <text:p text:style-name="P2">Noë: music, connection, idol, tribe, fandom.</text:p>
                </text:list-item>
                <text:list-item>
                  <text:p text:style-name="P2">Johnson: structure, pattern, artificial intellegence, emergance.</text:p>
                </text:list-item>
                <text:list-item>
                  <text:p text:style-name="P2">Fradriskson: hippie shit, biology, connection, communication.</text:p>
                </text:list-item>
              </text:list>
            </text:list-item>
            <text:list-item>
              <text:p text:style-name="P2">Apex: Love is <text:span text:style-name="T1">synchronization.</text:span> Love is <text:span text:style-name="T1">the universal will for union.</text:span></text:p>
              <text:list>
                <text:list-item>
                  <text:p text:style-name="P3">By first exploring “love” as <text:span text:style-name="T1">synchronization</text:span> in human biomechanics, this “love” can be found within, around, and even without humans, in emergent patterns . This reveal love as a universal will to unite in harmony. </text:p>
                </text:list-item>
              </text:list>
            </text:list-item>
          </text:list>
        </text:list-item>
        <text:list-item>
          <text:p text:style-name="P2">Chambers.</text:p>
          <text:list>
            <text:list-item>
              <text:p text:style-name="P4">“Love”’s nature is reciprocal, and because of this, “love” creates community. </text:p>
            </text:list-item>
            <text:list-item>
              <text:p text:style-name="P1"><text:span text:style-name="T2">A community that is tightly supported with “love” will be made stronger because of it. Identifying the strengths of communities, therefore, is one way to find “love.” <text:s/></text:span></text:p>
            </text:list-item>
          </text:list>
        </text:list-item>
        <text:list-item>
          <text:p text:style-name="P2">Secret Chamber.</text:p>
        </text:list-item>
        <text:list-item>
          <text:p text:style-name="P5">Silo. </text:p>
          <text:list>
            <text:list-item>
              <text:p text:style-name="P5"/>
            </text:list-item>
            <text:list-item>
              <text:p text:style-name="P5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aikaiFont" style:font-family-asian="Naika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Research_20_paper_20_contents" style:display-name="Research paper contents" style:family="paragraph" style:parent-style-name="Standard">
      <style:paragraph-properties fo:margin-left="0in" fo:margin-right="0in" fo:text-indent="0.5in" style:auto-text-indent="false" style:writing-mode="lr-tb"/>
      <style:text-properties style:font-name="Times New Roman" fo:font-family="'Times New Roman'" style:font-style-name="Regular" style:font-family-generic="roman" style:font-pitch="variable" fo:font-size="12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21:02:31.421353287</meta:creation-date>
    <dc:date>2023-03-03T20:52:52.872035782</dc:date>
    <meta:editing-duration>P1DT3H48M45S</meta:editing-duration>
    <meta:editing-cycles>2</meta:editing-cycles>
    <meta:generator>LibreOffice/7.5.0.3$Linux_X86_64 LibreOffice_project/50$Build-3</meta:generator>
    <meta:document-statistic meta:table-count="0" meta:image-count="0" meta:object-count="0" meta:page-count="1" meta:paragraph-count="15" meta:word-count="125" meta:character-count="781" meta:non-whitespace-character-count="678"/>
  </office:meta>
</office:document-meta>
</file>